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1/10/2021</text:span></text:p>
      <text:p text:style-name="P9"/>
      <text:p text:style-name="P10">RECIBI CONFORME</text:p>
      <text:p text:style-name="P9"/>
      <text:p text:style-name="P11">CLIENTE: SOTO LLACUA CHANDRIKA BENAZIR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>POLLOS BB FR. ROJO</text:p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>200</text:p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SOTO LLACUA CHANDRIKA BENAZI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1:21:0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